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c2d0a" officeooo:paragraph-rsid="001c2d0a" style:font-size-asian="15pt" style:font-size-complex="15pt"/>
    </style:style>
    <style:style style:name="P2" style:family="paragraph" style:parent-style-name="Standard">
      <style:text-properties fo:color="#cc0000" fo:font-size="15pt" officeooo:rsid="001c2d0a" officeooo:paragraph-rsid="001c2d0a" style:font-size-asian="15pt" style:font-size-complex="15pt"/>
    </style:style>
    <style:style style:name="P3" style:family="paragraph" style:parent-style-name="Standard">
      <style:text-properties fo:color="#cc0000" fo:font-size="15pt" officeooo:rsid="0023180e" officeooo:paragraph-rsid="0023180e" style:font-size-asian="15pt" style:font-size-complex="15pt"/>
    </style:style>
    <style:style style:name="P4" style:family="paragraph" style:parent-style-name="Standard">
      <style:text-properties fo:color="#cc0000" fo:font-size="15pt" officeooo:rsid="0031af33" officeooo:paragraph-rsid="0031af33" style:font-size-asian="15pt" style:font-size-complex="15pt"/>
    </style:style>
    <style:style style:name="P5" style:family="paragraph" style:parent-style-name="Standard">
      <style:text-properties fo:color="#cc0000" fo:font-size="15pt" officeooo:rsid="002d0758" officeooo:paragraph-rsid="002ce0a8" style:font-size-asian="15pt" style:font-size-complex="15pt"/>
    </style:style>
    <style:style style:name="P6" style:family="paragraph" style:parent-style-name="Standard">
      <style:text-properties fo:color="#cc0000" fo:font-size="15pt" officeooo:rsid="002d0758" officeooo:paragraph-rsid="003373e7" style:font-size-asian="15pt" style:font-size-complex="15pt"/>
    </style:style>
    <style:style style:name="P7" style:family="paragraph" style:parent-style-name="Standard">
      <style:text-properties fo:color="#cc0000" fo:font-size="15pt" officeooo:rsid="002d0758" officeooo:paragraph-rsid="003abcc5" style:font-size-asian="15pt" style:font-size-complex="15pt"/>
    </style:style>
    <style:style style:name="P8" style:family="paragraph" style:parent-style-name="Standard">
      <style:text-properties fo:color="#cc0000" fo:font-size="15pt" officeooo:rsid="004876c6" officeooo:paragraph-rsid="004876c6" style:font-size-asian="15pt" style:font-size-complex="15pt"/>
    </style:style>
    <style:style style:name="P9" style:family="paragraph" style:parent-style-name="Standard">
      <style:text-properties fo:color="#cc0000" fo:font-size="15pt" officeooo:rsid="004aa0e9" officeooo:paragraph-rsid="004beb0a" style:font-size-asian="15pt" style:font-size-complex="15pt"/>
    </style:style>
    <style:style style:name="P10" style:family="paragraph" style:parent-style-name="Standard">
      <style:text-properties fo:color="#cc0000" fo:font-size="15pt" officeooo:rsid="00492eab" officeooo:paragraph-rsid="00492eab" style:font-size-asian="15pt" style:font-size-complex="15pt"/>
    </style:style>
    <style:style style:name="P11" style:family="paragraph" style:parent-style-name="Standard">
      <style:text-properties fo:color="#cc0000" fo:font-size="17.1000003814697pt" officeooo:rsid="00657809" officeooo:paragraph-rsid="00657809" style:font-size-asian="15pt" style:font-size-complex="17.1000003814697pt"/>
    </style:style>
    <style:style style:name="P12" style:family="paragraph" style:parent-style-name="Standard">
      <style:text-properties fo:color="#cc0000" fo:font-size="17.1000003814697pt" officeooo:rsid="00630731" officeooo:paragraph-rsid="00630731" style:font-size-asian="15pt" style:font-size-complex="17.1000003814697pt"/>
    </style:style>
    <style:style style:name="P13" style:family="paragraph" style:parent-style-name="Standard">
      <style:text-properties fo:color="#000000" fo:font-size="15pt" officeooo:rsid="001c2d0a" officeooo:paragraph-rsid="001c2d0a" style:font-size-asian="15pt" style:font-size-complex="15pt"/>
    </style:style>
    <style:style style:name="P14" style:family="paragraph" style:parent-style-name="Standard">
      <style:text-properties fo:color="#000000" fo:font-size="15pt" officeooo:rsid="00217d7e" officeooo:paragraph-rsid="00217d7e" style:font-size-asian="15pt" style:font-size-complex="15pt"/>
    </style:style>
    <style:style style:name="P15" style:family="paragraph" style:parent-style-name="Standard">
      <style:text-properties fo:color="#000000" fo:font-size="15pt" officeooo:rsid="0023180e" officeooo:paragraph-rsid="0023180e" style:font-size-asian="15pt" style:font-size-complex="15pt"/>
    </style:style>
    <style:style style:name="P16" style:family="paragraph" style:parent-style-name="Standard">
      <style:text-properties fo:color="#000000" fo:font-size="15pt" officeooo:rsid="00281afc" officeooo:paragraph-rsid="00281afc" style:font-size-asian="15pt" style:font-size-complex="15pt"/>
    </style:style>
    <style:style style:name="P17" style:family="paragraph" style:parent-style-name="Standard">
      <style:text-properties fo:color="#000000" fo:font-size="15pt" officeooo:rsid="002cc163" officeooo:paragraph-rsid="002cc163" style:font-size-asian="15pt" style:font-size-complex="15pt"/>
    </style:style>
    <style:style style:name="P18" style:family="paragraph" style:parent-style-name="Standard">
      <style:text-properties fo:color="#000000" fo:font-size="15pt" officeooo:rsid="002cc163" officeooo:paragraph-rsid="002ce0a8" style:font-size-asian="15pt" style:font-size-complex="15pt"/>
    </style:style>
    <style:style style:name="P19" style:family="paragraph" style:parent-style-name="Standard">
      <style:text-properties fo:color="#000000" fo:font-size="15pt" officeooo:rsid="002ce0a8" officeooo:paragraph-rsid="002ce0a8" style:font-size-asian="15pt" style:font-size-complex="15pt"/>
    </style:style>
    <style:style style:name="P20" style:family="paragraph" style:parent-style-name="Standard">
      <style:text-properties fo:color="#000000" fo:font-size="15pt" officeooo:rsid="0031af33" officeooo:paragraph-rsid="0031af33" style:font-size-asian="15pt" style:font-size-complex="15pt"/>
    </style:style>
    <style:style style:name="P21" style:family="paragraph" style:parent-style-name="Standard">
      <style:text-properties fo:color="#000000" fo:font-size="15pt" officeooo:rsid="003373e7" officeooo:paragraph-rsid="003373e7" style:font-size-asian="15pt" style:font-size-complex="15pt"/>
    </style:style>
    <style:style style:name="P22" style:family="paragraph" style:parent-style-name="Standard">
      <style:text-properties fo:color="#000000" fo:font-size="15pt" officeooo:rsid="0034d445" officeooo:paragraph-rsid="0034d445" style:font-size-asian="15pt" style:font-size-complex="15pt"/>
    </style:style>
    <style:style style:name="P23" style:family="paragraph" style:parent-style-name="Standard">
      <style:text-properties fo:color="#000000" fo:font-size="15pt" officeooo:rsid="003abcc5" officeooo:paragraph-rsid="003abcc5" style:font-size-asian="15pt" style:font-size-complex="15pt"/>
    </style:style>
    <style:style style:name="P24" style:family="paragraph" style:parent-style-name="Standard">
      <style:text-properties fo:color="#000000" fo:font-size="15pt" officeooo:rsid="003c5c87" officeooo:paragraph-rsid="003c5c87" style:font-size-asian="15pt" style:font-size-complex="15pt"/>
    </style:style>
    <style:style style:name="P25" style:family="paragraph" style:parent-style-name="Standard">
      <style:text-properties fo:color="#000000" fo:font-size="15pt" officeooo:rsid="003d1e3b" officeooo:paragraph-rsid="003d1e3b" style:font-size-asian="15pt" style:font-size-complex="15pt"/>
    </style:style>
    <style:style style:name="P26" style:family="paragraph" style:parent-style-name="Standard">
      <style:text-properties fo:color="#000000" fo:font-size="15pt" officeooo:rsid="003e7ab1" officeooo:paragraph-rsid="003e7ab1" style:font-size-asian="15pt" style:font-size-complex="15pt"/>
    </style:style>
    <style:style style:name="P27" style:family="paragraph" style:parent-style-name="Standard">
      <style:text-properties fo:color="#000000" fo:font-size="15pt" officeooo:rsid="002d0758" officeooo:paragraph-rsid="003d1e3b" style:font-size-asian="15pt" style:font-size-complex="15pt"/>
    </style:style>
    <style:style style:name="P28" style:family="paragraph" style:parent-style-name="Standard">
      <style:text-properties fo:color="#000000" fo:font-size="15pt" officeooo:rsid="003f4d6d" officeooo:paragraph-rsid="003abcc5" style:font-size-asian="15pt" style:font-size-complex="15pt"/>
    </style:style>
    <style:style style:name="P29" style:family="paragraph" style:parent-style-name="Standard">
      <style:text-properties fo:color="#000000" fo:font-size="15pt" officeooo:rsid="003f4d6d" officeooo:paragraph-rsid="003f4d6d" style:font-size-asian="15pt" style:font-size-complex="15pt"/>
    </style:style>
    <style:style style:name="P30" style:family="paragraph" style:parent-style-name="Standard">
      <style:text-properties fo:color="#000000" fo:font-size="15pt" officeooo:rsid="0042ada9" officeooo:paragraph-rsid="0042ada9" style:font-size-asian="15pt" style:font-size-complex="15pt"/>
    </style:style>
    <style:style style:name="P31" style:family="paragraph" style:parent-style-name="Standard">
      <style:text-properties fo:color="#000000" fo:font-size="15pt" officeooo:rsid="0042ada9" officeooo:paragraph-rsid="00434aa2" style:font-size-asian="15pt" style:font-size-complex="15pt"/>
    </style:style>
    <style:style style:name="P32" style:family="paragraph" style:parent-style-name="Standard">
      <style:text-properties fo:color="#000000" fo:font-size="15pt" officeooo:rsid="00442f56" officeooo:paragraph-rsid="00442f56" style:font-size-asian="15pt" style:font-size-complex="15pt"/>
    </style:style>
    <style:style style:name="P33" style:family="paragraph" style:parent-style-name="Standard">
      <style:text-properties fo:color="#000000" fo:font-size="15pt" officeooo:rsid="00448611" officeooo:paragraph-rsid="00448611" style:font-size-asian="15pt" style:font-size-complex="15pt"/>
    </style:style>
    <style:style style:name="P34" style:family="paragraph" style:parent-style-name="Standard">
      <style:text-properties fo:color="#000000" fo:font-size="15pt" officeooo:rsid="004618ab" officeooo:paragraph-rsid="004618ab" style:font-size-asian="15pt" style:font-size-complex="15pt"/>
    </style:style>
    <style:style style:name="P35" style:family="paragraph" style:parent-style-name="Standard">
      <style:text-properties fo:color="#000000" fo:font-size="15pt" officeooo:rsid="00483fc3" officeooo:paragraph-rsid="00483fc3" style:font-size-asian="15pt" style:font-size-complex="15pt"/>
    </style:style>
    <style:style style:name="P36" style:family="paragraph" style:parent-style-name="Standard">
      <style:text-properties fo:color="#000000" fo:font-size="15pt" officeooo:rsid="004876c6" officeooo:paragraph-rsid="004876c6" style:font-size-asian="15pt" style:font-size-complex="15pt"/>
    </style:style>
    <style:style style:name="P37" style:family="paragraph" style:parent-style-name="Standard">
      <style:text-properties fo:color="#000000" fo:font-size="15pt" officeooo:rsid="004876c6" officeooo:paragraph-rsid="00492eab" style:font-size-asian="15pt" style:font-size-complex="15pt"/>
    </style:style>
    <style:style style:name="P38" style:family="paragraph" style:parent-style-name="Standard">
      <style:text-properties fo:color="#000000" fo:font-size="15pt" officeooo:rsid="004876c6" officeooo:paragraph-rsid="004beb0a" style:font-size-asian="15pt" style:font-size-complex="15pt"/>
    </style:style>
    <style:style style:name="P39" style:family="paragraph" style:parent-style-name="Standard">
      <style:text-properties fo:color="#000000" fo:font-size="15pt" officeooo:rsid="004de624" officeooo:paragraph-rsid="004de624" style:font-size-asian="15pt" style:font-size-complex="15pt"/>
    </style:style>
    <style:style style:name="P40" style:family="paragraph" style:parent-style-name="Standard">
      <style:text-properties fo:color="#000000" fo:font-size="15pt" officeooo:rsid="0050a417" officeooo:paragraph-rsid="0050a417" style:font-size-asian="15pt" style:font-size-complex="15pt"/>
    </style:style>
    <style:style style:name="P41" style:family="paragraph" style:parent-style-name="Standard">
      <style:text-properties fo:color="#000000" fo:font-size="15pt" officeooo:rsid="0051eb9e" officeooo:paragraph-rsid="0051eb9e" style:font-size-asian="15pt" style:font-size-complex="15pt"/>
    </style:style>
    <style:style style:name="P42" style:family="paragraph" style:parent-style-name="Standard">
      <style:text-properties fo:color="#000000" fo:font-size="15pt" officeooo:rsid="0053e456" officeooo:paragraph-rsid="0053e456" style:font-size-asian="15pt" style:font-size-complex="15pt"/>
    </style:style>
    <style:style style:name="P43" style:family="paragraph" style:parent-style-name="Standard">
      <style:text-properties fo:color="#000000" fo:font-size="15pt" officeooo:rsid="0054ccf7" officeooo:paragraph-rsid="0054ccf7" style:font-size-asian="15pt" style:font-size-complex="15pt"/>
    </style:style>
    <style:style style:name="P44" style:family="paragraph" style:parent-style-name="Standard">
      <style:text-properties fo:color="#000000" fo:font-size="15pt" officeooo:rsid="0057e9db" officeooo:paragraph-rsid="0057e9db" style:font-size-asian="15pt" style:font-size-complex="15pt"/>
    </style:style>
    <style:style style:name="P45" style:family="paragraph" style:parent-style-name="Standard">
      <style:text-properties fo:color="#000000" fo:font-size="15pt" officeooo:rsid="00589ba4" officeooo:paragraph-rsid="00589ba4" style:font-size-asian="15pt" style:font-size-complex="15pt"/>
    </style:style>
    <style:style style:name="P46" style:family="paragraph" style:parent-style-name="Standard">
      <style:text-properties fo:color="#000000" fo:font-size="15pt" officeooo:rsid="00589ba4" officeooo:paragraph-rsid="005a27a9" style:font-size-asian="15pt" style:font-size-complex="15pt"/>
    </style:style>
    <style:style style:name="P47" style:family="paragraph" style:parent-style-name="Standard">
      <style:text-properties fo:color="#000000" fo:font-size="15pt" officeooo:rsid="005b45a4" officeooo:paragraph-rsid="005b45a4" style:font-size-asian="15pt" style:font-size-complex="15pt"/>
    </style:style>
    <style:style style:name="P48" style:family="paragraph" style:parent-style-name="Standard">
      <style:text-properties fo:color="#000000" fo:font-size="15pt" officeooo:rsid="005dc6d1" officeooo:paragraph-rsid="005dc6d1" style:font-size-asian="15pt" style:font-size-complex="15pt"/>
    </style:style>
    <style:style style:name="P49" style:family="paragraph" style:parent-style-name="Standard">
      <style:text-properties fo:color="#000000" fo:font-size="15pt" officeooo:rsid="005dc6d1" officeooo:paragraph-rsid="005f3ef5" style:font-size-asian="15pt" style:font-size-complex="15pt"/>
    </style:style>
    <style:style style:name="P50" style:family="paragraph" style:parent-style-name="Standard">
      <style:text-properties fo:color="#000000" fo:font-size="15pt" officeooo:rsid="005f3ef5" officeooo:paragraph-rsid="005f3ef5" style:font-size-asian="15pt" style:font-size-complex="15pt"/>
    </style:style>
    <style:style style:name="P51" style:family="paragraph" style:parent-style-name="Standard">
      <style:text-properties fo:color="#000000" fo:font-size="15pt" officeooo:rsid="0062c422" officeooo:paragraph-rsid="0062c422" style:font-size-asian="15pt" style:font-size-complex="15pt"/>
    </style:style>
    <style:style style:name="P52" style:family="paragraph" style:parent-style-name="Standard">
      <style:text-properties fo:color="#000000" fo:font-size="17.1000003814697pt" officeooo:rsid="00630731" officeooo:paragraph-rsid="00630731" style:font-size-asian="15pt" style:font-size-complex="17.1000003814697pt"/>
    </style:style>
    <style:style style:name="P53" style:family="paragraph" style:parent-style-name="Standard">
      <style:text-properties fo:color="#000000" fo:font-size="17.1000003814697pt" officeooo:rsid="00657809" officeooo:paragraph-rsid="00657809" style:font-size-asian="15pt" style:font-size-complex="17.1000003814697pt"/>
    </style:style>
    <style:style style:name="P54" style:family="paragraph" style:parent-style-name="Standard">
      <style:text-properties fo:color="#000000" fo:font-size="17.1000003814697pt" officeooo:rsid="006fa5cc" officeooo:paragraph-rsid="006fa5cc" style:font-size-asian="15pt" style:font-size-complex="17.1000003814697pt"/>
    </style:style>
    <style:style style:name="P55" style:family="paragraph" style:parent-style-name="Standard">
      <style:text-properties fo:color="#cc0000" fo:font-size="15pt" officeooo:rsid="00589ba4" officeooo:paragraph-rsid="00589ba4" style:font-size-asian="15pt" style:font-size-complex="15pt"/>
    </style:style>
    <style:style style:name="P56" style:family="paragraph" style:parent-style-name="Standard">
      <style:text-properties fo:color="#cc0000" fo:font-size="15pt" officeooo:rsid="0054ccf7" officeooo:paragraph-rsid="0054ccf7" style:font-size-asian="15pt" style:font-size-complex="15pt"/>
    </style:style>
    <style:style style:name="T1" style:family="text">
      <style:text-properties officeooo:rsid="002035fa"/>
    </style:style>
    <style:style style:name="T2" style:family="text">
      <style:text-properties officeooo:rsid="00233db2"/>
    </style:style>
    <style:style style:name="T3" style:family="text">
      <style:text-properties officeooo:rsid="0029d8ff"/>
    </style:style>
    <style:style style:name="T4" style:family="text">
      <style:text-properties officeooo:rsid="002b1257"/>
    </style:style>
    <style:style style:name="T5" style:family="text">
      <style:text-properties officeooo:rsid="002cc163"/>
    </style:style>
    <style:style style:name="T6" style:family="text">
      <style:text-properties officeooo:rsid="002d0758"/>
    </style:style>
    <style:style style:name="T7" style:family="text">
      <style:text-properties fo:color="#cc0000"/>
    </style:style>
    <style:style style:name="T8" style:family="text">
      <style:text-properties fo:color="#cc0000" officeooo:rsid="002ce0a8"/>
    </style:style>
    <style:style style:name="T9" style:family="text">
      <style:text-properties fo:color="#cc0000" officeooo:rsid="002d0758"/>
    </style:style>
    <style:style style:name="T10" style:family="text">
      <style:text-properties fo:color="#cc0000" officeooo:rsid="00307fca"/>
    </style:style>
    <style:style style:name="T11" style:family="text">
      <style:text-properties fo:color="#cc0000" officeooo:rsid="0031384c"/>
    </style:style>
    <style:style style:name="T12" style:family="text">
      <style:text-properties fo:color="#cc0000" officeooo:rsid="003d1e3b"/>
    </style:style>
    <style:style style:name="T13" style:family="text">
      <style:text-properties fo:color="#cc0000" officeooo:rsid="003e2701"/>
    </style:style>
    <style:style style:name="T14" style:family="text">
      <style:text-properties fo:color="#cc0000" officeooo:rsid="00492eab"/>
    </style:style>
    <style:style style:name="T15" style:family="text">
      <style:text-properties officeooo:rsid="0031384c"/>
    </style:style>
    <style:style style:name="T16" style:family="text">
      <style:text-properties officeooo:rsid="0031af33"/>
    </style:style>
    <style:style style:name="T17" style:family="text">
      <style:text-properties officeooo:rsid="0034d445"/>
    </style:style>
    <style:style style:name="T18" style:family="text">
      <style:text-properties officeooo:rsid="0039137b"/>
    </style:style>
    <style:style style:name="T19" style:family="text">
      <style:text-properties officeooo:rsid="00434aa2"/>
    </style:style>
    <style:style style:name="T20" style:family="text">
      <style:text-properties officeooo:rsid="00457f02"/>
    </style:style>
    <style:style style:name="T21" style:family="text">
      <style:text-properties officeooo:rsid="00472342"/>
    </style:style>
    <style:style style:name="T22" style:family="text">
      <style:text-properties officeooo:rsid="00483fc3"/>
    </style:style>
    <style:style style:name="T23" style:family="text">
      <style:text-properties officeooo:rsid="004f73d1"/>
    </style:style>
    <style:style style:name="T24" style:family="text">
      <style:text-properties officeooo:rsid="00564c23"/>
    </style:style>
    <style:style style:name="T25" style:family="text">
      <style:text-properties officeooo:rsid="005a27a9"/>
    </style:style>
    <style:style style:name="T26" style:family="text">
      <style:text-properties officeooo:rsid="005ce1a6"/>
    </style:style>
    <style:style style:name="T27" style:family="text">
      <style:text-properties officeooo:rsid="005f3ef5"/>
    </style:style>
    <style:style style:name="T28" style:family="text">
      <style:text-properties officeooo:rsid="0060ecbb"/>
    </style:style>
    <style:style style:name="T29" style:family="text">
      <style:text-properties officeooo:rsid="006639d3"/>
    </style:style>
    <style:style style:name="T30" style:family="text">
      <style:text-properties officeooo:rsid="006fa5cc"/>
    </style:style>
    <style:style style:name="T31" style:family="text">
      <style:text-properties officeooo:rsid="007320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11　　注意听</text:p>
      <text:p text:style-name="P2"><text:s/>函数名是变量，绑定一个函数</text:p>
      <text:p text:style-name="P13"><text:span text:style-name="T7">函数式编程</text:span>：</text:p>
      <text:p text:style-name="P13">　　　　是指用一系列函数解决问题</text:p>
      <text:p text:style-name="P13">　示例　：</text:p>
      <text:p text:style-name="P13">求　<text:span text:style-name="T1">1+2+3+4+.100</text:span></text:p>
      <text:p text:style-name="P14">方法1 </text:p>
      <text:p text:style-name="P14">s=0 </text:p>
      <text:p text:style-name="P14">for x in range(1,101):</text:p>
      <text:p text:style-name="P14"><text:s text:c="4"/>s += x </text:p>
      <text:p text:style-name="P14">print(s)</text:p>
      <text:p text:style-name="P14"/>
      <text:p text:style-name="P15">方法２</text:p>
      <text:p text:style-name="P3">sum(range(1,101)) <text:s text:c="3"/><text:span text:style-name="T2">range本身就是可迭代对象　　　用函数解决问题</text:span></text:p>
      <text:p text:style-name="P3"/>
      <text:p text:style-name="P15"/>
      <text:p text:style-name="P15">函数的可重入性</text:p>
      <text:p text:style-name="P16">　　当一个函数的输入一定，则输出必然一定的函数称为可重入函数</text:p>
      <text:p text:style-name="P16">说明<text:span text:style-name="T3">：</text:span></text:p>
      <text:p text:style-name="P16"><text:span text:style-name="T4">　　　　</text:span>可重入函数<text:span text:style-name="T3">内一定不会访问除局部变量以外的变量</text:span></text:p>
      <text:p text:style-name="P16">示例<text:span text:style-name="T5">　：</text:span></text:p>
      <text:p text:style-name="P17">def myadd(x,y):</text:p>
      <text:p text:style-name="P17"><text:s text:c="4"/>return x + y</text:p>
      <text:p text:style-name="P17">print(myadd(100,200)) <text:s text:c="2"/><text:span text:style-name="T7">可重入函数</text:span><text:span text:style-name="T10">　</text:span><text:span text:style-name="T8">只访问局部变量</text:span><text:span text:style-name="T10">　</text:span></text:p>
      <text:p text:style-name="P17"/>
      <text:p text:style-name="P19">y=200</text:p>
      <text:p text:style-name="P18">def myadd(x):</text:p>
      <text:p text:style-name="P18"><text:s text:c="4"/>return x + y</text:p>
      <text:p text:style-name="P18">print(myadd(100)) <text:s text:c="2"/><text:span text:style-name="T7">不可重入</text:span><text:span text:style-name="T9">　调用了全局变量y</text:span></text:p>
      <text:p text:style-name="P5"/>
      <text:p text:style-name="P5"/>
      <text:p text:style-name="P18"><text:span text:style-name="T9">高阶函数</text:span><text:span text:style-name="T11">　high order function</text:span></text:p>
      <text:p text:style-name="P18"><text:span text:style-name="T11"><text:s text:c="2"/></text:span><text:span text:style-name="T15"><text:s/>什么是高阶函数；</text:span></text:p>
      <text:p text:style-name="P18">满足下列条件中的一个<text:span text:style-name="T16">的函数即为高阶函数 <text:s/>　　昨日笔记有示例</text:span></text:p>
      <text:p text:style-name="P20">１，函数接受一个或多个函数作为参数传入</text:p>
      <text:p text:style-name="P20"><text:soft-page-break/>２，函数返回一个函数</text:p>
      <text:p text:style-name="P4">python内置的高阶函数：</text:p>
      <text:p text:style-name="P4">map <text:s text:c="6"/>filter <text:s text:c="6"/>sorted<text:span text:style-name="T6"> </text:span></text:p>
      <text:p text:style-name="P6"/>
      <text:p text:style-name="P21"><text:span text:style-name="T6">m</text:span>ap函数：</text:p>
      <text:p text:style-name="P21">map(func,*iterable) <text:s/>至少两个参数<text:span text:style-name="T18">　星号元组行参</text:span></text:p>
      <text:p text:style-name="P21">返回一个可迭代对象，此可迭代对象用函数func对可迭代对象iterable中的每一个元素作为参数计算后得到新的数据</text:p>
      <text:p text:style-name="P21"/>
      <text:p text:style-name="P21">示例<text:span text:style-name="T17">见：</text:span></text:p>
      <text:p text:style-name="P22">mymap.py <text:s/></text:p>
      <text:p text:style-name="P22"/>
      <text:p text:style-name="P7">def power2(x):</text:p>
      <text:p text:style-name="P7"><text:s text:c="4"/>return x ** 2</text:p>
      <text:p text:style-name="P7"/>
      <text:p text:style-name="P23"><text:span text:style-name="T9">for x in map(power2,range(1,10)) : <text:s/></text:span><text:span text:style-name="T12">函数名代表</text:span><text:span text:style-name="T13">了</text:span><text:span text:style-name="T12">一个函数　</text:span></text:p>
      <text:p text:style-name="P24"><text:span text:style-name="T9"><text:s text:c="4"/></text:span><text:span text:style-name="T7">print(x)</text:span></text:p>
      <text:p text:style-name="P7"/>
      <text:p text:style-name="P7"/>
      <text:p text:style-name="P7"><text:s/>x向map要数据　map找到range　出现一个１，</text:p>
      <text:p text:style-name="P7"># 　　　　　　　　　　　　　　　　　　　　　　　　　　　　　　　　　带入power函数　返回一个数值</text:p>
      <text:p text:style-name="P7"># 　　　　　　　　　　　　　　　　　　　　　　　　　　　　　　　　　　　　range没有值的时候函数结束 <text:s text:c="3"/></text:p>
      <text:p text:style-name="P7"/>
      <text:p text:style-name="P27"># 练习　：</text:p>
      <text:p text:style-name="P27"># 求：　1**2+2**2+3**2+,,,9*2的和</text:p>
      <text:p text:style-name="P27"># <text:s text:c="5"/>1**3+2**3+3**3+4**3,,,9**3的和</text:p>
      <text:p text:style-name="P25"/>
      <text:p text:style-name="P27">def sum(x):</text:p>
      <text:p text:style-name="P27"><text:s text:c="4"/>return x**2</text:p>
      <text:p text:style-name="P26">s=0</text:p>
      <text:p text:style-name="P27">for x in map(sum,range(1,10)):</text:p>
      <text:p text:style-name="P27"><text:s text:c="4"/>s += x</text:p>
      <text:p text:style-name="P27">print(s)</text:p>
      <text:p text:style-name="P25"/>
      <text:p text:style-name="P25"><text:soft-page-break/></text:p>
      <text:p text:style-name="P27">def sum(x):</text:p>
      <text:p text:style-name="P27"><text:s text:c="4"/>return x**3</text:p>
      <text:p text:style-name="P27">for x in map(sum,range(1,10)):</text:p>
      <text:p text:style-name="P27"><text:s text:c="4"/>x += x</text:p>
      <text:p text:style-name="P27">print(x)</text:p>
      <text:p text:style-name="P28"/>
      <text:p text:style-name="P28">方法<text:span text:style-name="T23">2</text:span></text:p>
      <text:p text:style-name="P29">s=0</text:p>
      <text:p text:style-name="P29">for x in map(lanmba x: x**2,range(1,10))</text:p>
      <text:p text:style-name="P33">　s += x</text:p>
      <text:p text:style-name="Text_20_body">print(s<text:span text:style-name="T20">)</text:span></text:p>
      <text:p text:style-name="P29"/>
      <text:p text:style-name="P31">方法<text:span text:style-name="T23">3</text:span></text:p>
      <text:p text:style-name="P31"/>
      <text:p text:style-name="P31">print(sum(map(lambda x: x**2,range(1,10)))) <text:s text:c="5"/><text:span text:style-name="T19">sum(interable)</text:span></text:p>
      <text:p text:style-name="P31"/>
      <text:p text:style-name="P31"/>
      <text:p text:style-name="P31"/>
      <text:p text:style-name="P30"/>
      <text:p text:style-name="P30"/>
      <text:p text:style-name="P32">生成一个可迭代对象：</text:p>
      <text:p text:style-name="P32"/>
      <text:p text:style-name="P32"><text:span text:style-name="T22">1,,,</text:span>def mypow(x,y):</text:p>
      <text:p text:style-name="P32"><text:s text:c="4"/>return x**y</text:p>
      <text:p text:style-name="P32">for i in map(mypow,[1,2,3,4],(4,3,2,1)):</text:p>
      <text:p text:style-name="P32"><text:s text:c="4"/>print(i)</text:p>
      <text:p text:style-name="P30"/>
      <text:p text:style-name="P30"/>
      <text:p text:style-name="P34"><text:span text:style-name="T22">2,,</text:span>for I in map(pow,[1,2,3,4],[4,3,2,1]<text:span text:style-name="T21">):</text:span></text:p>
      <text:p text:style-name="P34"><text:s text:c="4"/><text:span text:style-name="T21">print(i)</text:span></text:p>
      <text:p text:style-name="P34"/>
      <text:p text:style-name="P35">3,,for i in map(lambda x,y:x**y,[1,2,3,4],(4,3,2,1)):</text:p>
      <text:p text:style-name="P35"><text:s text:c="4"/>print(i)</text:p>
      <text:p text:style-name="P35"/>
      <text:p text:style-name="P35"/>
      <text:p text:style-name="P8"># 求　1**9+2**8+3**7．．．．9**1的和</text:p>
      <text:p text:style-name="P9">１</text:p>
      <text:p text:style-name="P9"><text:soft-page-break/></text:p>
      <text:p text:style-name="P38">s=0</text:p>
      <text:p text:style-name="P36">for i in map(lambda x,y:x**y,range(1,10),range(9,0,-1)):</text:p>
      <text:p text:style-name="P36"><text:s text:c="4"/>s += i</text:p>
      <text:p text:style-name="P36">print(s)</text:p>
      <text:p text:style-name="P36"/>
      <text:p text:style-name="P36"><text:span text:style-name="T14">２</text:span>print(sum(map(lambda x,y:x**y,range(1,10),range(9,0,-1))))</text:p>
      <text:p text:style-name="P39">　　</text:p>
      <text:p text:style-name="P10">３</text:p>
      <text:p text:style-name="P37">k=0</text:p>
      <text:p text:style-name="P36">for i in map(pow,range(1,10),range(9,0,-1)):</text:p>
      <text:p text:style-name="P36"><text:s text:c="4"/>k += i</text:p>
      <text:p text:style-name="P36">print(k)</text:p>
      <text:p text:style-name="P36"/>
      <text:p text:style-name="P40"><text:span text:style-name="T7">4</text:span> <text:s text:c="3"/>print(sum(map(pow,range(1,10),range(9,0,-1))))</text:p>
      <text:p text:style-name="P40"/>
      <text:p text:style-name="P40"/>
      <text:p text:style-name="P40"/>
      <text:p text:style-name="P41">filter 函数:</text:p>
      <text:p text:style-name="P42">filter(function,iterable)<text:span text:style-name="T24">　第一个行参一定是个函数，第二个一定是个迭代</text:span></text:p>
      <text:p text:style-name="P43">作用　</text:p>
      <text:p text:style-name="P43">筛选可迭代对象iterable中的数据，返回一个可迭代对象，此可迭代对象值返回iterable中附含条件的数据</text:p>
      <text:p text:style-name="P43"/>
      <text:p text:style-name="P43">function　将对 iterable中提供的每个数据进行布尔值，如果为True则保留，返回False则丢弃此数据</text:p>
      <text:p text:style-name="P43"/>
      <text:p text:style-name="P44">def isodd(x):</text:p>
      <text:p text:style-name="P44"><text:s text:c="5"/>return x % 2 == 1 <text:s text:c="2"/></text:p>
      <text:p text:style-name="P44"><text:s text:c="5"/># return 后面的表达式自动计算</text:p>
      <text:p text:style-name="P44">for x in filter(isodd,range(10)):</text:p>
      <text:p text:style-name="P44"><text:s text:c="4"/>print(x)</text:p>
      <text:p text:style-name="P44">1，3，5，7，9</text:p>
      <text:p text:style-name="P44">0 是false <text:s/>不绑定</text:p>
      <text:p text:style-name="P44">1　是true 返回　循环内的x 绑定</text:p>
      <text:p text:style-name="P44">真和假两种状态决定去还是留</text:p>
      <text:p text:style-name="P44"><text:soft-page-break/></text:p>
      <text:p text:style-name="P44"/>
      <text:p text:style-name="P45"># 将１－２０的偶数用filter生成可迭代对象后，将可迭代对象生成的数据</text:p>
      <text:p text:style-name="P45"># 存于列表中</text:p>
      <text:p text:style-name="P45"># L=[2,4,6,.....]</text:p>
      <text:p text:style-name="P45"/>
      <text:p text:style-name="P45"># def a(x):</text:p>
      <text:p text:style-name="P45"># <text:s text:c="4"/>return x % 2 == 1</text:p>
      <text:p text:style-name="P45"># l=list(filter(a,range(1,21)))</text:p>
      <text:p text:style-name="P45"># print(l)</text:p>
      <text:p text:style-name="P45"/>
      <text:p text:style-name="P46"># l=list(filter(<text:span text:style-name="T25">lambda x: x % 2 == 0,range(1,21</text:span>))<text:span text:style-name="T25">)</text:span></text:p>
      <text:p text:style-name="P47">print(l<text:span text:style-name="T26">)</text:span></text:p>
      <text:p text:style-name="P45"/>
      <text:p text:style-name="P55"/>
      <text:p text:style-name="P55"># 用filter函数将１-100之间所有的素数放入到列表中</text:p>
      <text:p text:style-name="P55"># print(l)</text:p>
      <text:p text:style-name="P55"/>
      <text:p text:style-name="P55">def sushu(x):</text:p>
      <text:p text:style-name="P55"><text:s text:c="4"/>if x &lt; 2:</text:p>
      <text:p text:style-name="P55"><text:s text:c="8"/>return False</text:p>
      <text:p text:style-name="P55"><text:s text:c="4"/>for i in range(2,x):</text:p>
      <text:p text:style-name="P55"><text:s text:c="8"/>if x % i == 0:</text:p>
      <text:p text:style-name="P55"><text:s text:c="12"/>return False</text:p>
      <text:p text:style-name="P55"><text:s text:c="4"/>return True</text:p>
      <text:p text:style-name="P55">l=list(filter(sushu,range(1,101)))</text:p>
      <text:p text:style-name="P55">print(l)</text:p>
      <text:p text:style-name="P56"/>
      <text:p text:style-name="P43"/>
      <text:p text:style-name="P43"/>
      <text:p text:style-name="P48">sorted 函数</text:p>
      <text:p text:style-name="P48">作用</text:p>
      <text:p text:style-name="P48">将原可迭代对象的数据进行排序，生成排序后的列表</text:p>
      <text:p text:style-name="P48">函数参数格式</text:p>
      <text:p text:style-name="P48">sorted(iterable,key<text:span text:style-name="T31">=</text:span>None,reverse=False)</text:p>
      <text:p text:style-name="P48">说明　</text:p>
      <text:p text:style-name="P48">iterable 可迭代对象</text:p>
      <text:p text:style-name="P48"><text:soft-page-break/>key 函数是用来提供一个值，这个值将作排序的依据，如果不给出key函数，则用原数据的值进行比较和排序</text:p>
      <text:p text:style-name="P48"/>
      <text:p text:style-name="P48">reverse　标志用来设置是否降序排序</text:p>
      <text:p text:style-name="P48"/>
      <text:p text:style-name="P49">示例<text:line-break/><text:span text:style-name="T27">L=[5,-2,-4,0,3,1]</text:span></text:p>
      <text:p text:style-name="P50">L2=sorted(L) <text:s/># </text:p>
      <text:p text:style-name="P50">L3=sorted(L,reverse=True)</text:p>
      <text:p text:style-name="P50">L4=sorted(L,key=abs)</text:p>
      <text:p text:style-name="P50">print(L2)</text:p>
      <text:p text:style-name="P50">print(L3)</text:p>
      <text:p text:style-name="P50">print(L4)　　　　　　　key=函数<text:span text:style-name="T28">　　len max min abs pow 等等 <text:s text:c="2"/></text:span></text:p>
      <text:p text:style-name="P51"/>
      <text:p text:style-name="P41"/>
      <text:p text:style-name="P40"/>
      <text:p text:style-name="P35"/>
      <text:p text:style-name="P23"/>
      <text:p text:style-name="P52">递归函数　　recursion <text:s/></text:p>
      <text:p text:style-name="P52">递归是指　　<text:span text:style-name="T7">　函数直接或间接的调用自身</text:span></text:p>
      <text:p text:style-name="P52"/>
      <text:p text:style-name="P52"/>
      <text:p text:style-name="P53"># 示例　</text:p>
      <text:p text:style-name="P53">def f():</text:p>
      <text:p text:style-name="P53"><text:s text:c="4"/>print('从前有座山，山上有座庙，庙里有个老和尚讲故事')</text:p>
      <text:p text:style-name="P53"><text:s text:c="4"/>f() <text:s text:c="3"/>#直接调用自身</text:p>
      <text:p text:style-name="P53">print('开始将故事')</text:p>
      <text:p text:style-name="P53">f()</text:p>
      <text:p text:style-name="P53">print('递归完成')</text:p>
      <text:p text:style-name="P53"/>
      <text:p text:style-name="P53">说明：</text:p>
      <text:p text:style-name="P53">递归一定要控制递归的层数，当符合某一条件时要种植递归调用</text:p>
      <text:p text:style-name="P11">几乎所有的递归都能用<text:span text:style-name="T29">while循环来代替　</text:span></text:p>
      <text:p text:style-name="P53"/>
      <text:p text:style-name="P53">递归的优缺点</text:p>
      <text:p text:style-name="P53"/>
      <text:p text:style-name="P53"><text:soft-page-break/>优点</text:p>
      <text:p text:style-name="P53">可以把问题简单化，让思路更为清晰，代码更简洁</text:p>
      <text:p text:style-name="P53"/>
      <text:p text:style-name="P53">缺点　</text:p>
      <text:p text:style-name="P53">递归因系统环境影响大，当递归深度太大时，可能会得到不可预知的结果</text:p>
      <text:p text:style-name="P53"/>
      <text:p text:style-name="P53">递归调用分为两个阶段　：　<text:span text:style-name="T29">L</text:span></text:p>
      <text:p text:style-name="P53">递推阶段：</text:p>
      <text:p text:style-name="P53">从原问题出发，按递归公式递推，从未知到已知，最终达到递归终止条件．</text:p>
      <text:p text:style-name="P53">回归阶段：</text:p>
      <text:p text:style-name="P53">按递归终止条件求出结果，逆向逐步带入递归公式，回归到原问题求解</text:p>
      <text:p text:style-name="P53"/>
      <text:p text:style-name="P11">硬盘寻找文件也是一种递归思想</text:p>
      <text:p text:style-name="P11">递归在一千以内就可以</text:p>
      <text:p text:style-name="P12">思想很重要</text:p>
      <text:p text:style-name="P12"/>
      <text:p text:style-name="P12"/>
      <text:p text:style-name="P52">闭包　　<text:span text:style-name="T30">closure</text:span></text:p>
      <text:p text:style-name="P54">什么是闭包　</text:p>
      <text:p text:style-name="P54">闭包是指引用了此函数外部变量的函数　</text:p>
      <text:p text:style-name="P54"/>
      <text:p text:style-name="P54">如果一个内嵌函数访问了外部嵌套函数的变量，则这个内嵌函数就是闭包</text:p>
      <text:p text:style-name="P54"/>
      <text:p text:style-name="P54">闭包必须满足三个条件：</text:p>
      <text:p text:style-name="P54">　　　　１，必须有一个内嵌函数</text:p>
      <text:p text:style-name="P54">　　　　２，内嵌函数必须引用外部函数中的变量　</text:p>
      <text:p text:style-name="P54">　　　　３，外部函数返回值必须是内嵌函数　</text:p>
      <text:p text:style-name="P54">示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0:04:07.441322171</meta:creation-date>
    <meta:editing-duration>PT5H13M34S</meta:editing-duration>
    <meta:editing-cycles>51</meta:editing-cycles>
    <meta:generator>LibreOffice/5.1.6.2$Linux_X86_64 LibreOffice_project/10m0$Build-2</meta:generator>
    <dc:date>2018-08-26T00:14:59.761702008</dc:date>
    <meta:document-statistic meta:table-count="0" meta:image-count="0" meta:object-count="0" meta:page-count="7" meta:paragraph-count="172" meta:word-count="1328" meta:character-count="3249" meta:non-whitespace-character-count="2756"/>
  </office:meta>
</office:document-meta>
</file>